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6.98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63cm" fo:min-width="5.8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5.8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113cm" fo:min-width="19.643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31cm" svg:height="2.413cm" svg:x="2.189cm" svg:y="3.54cm">
          <text:p text:style-name="P1"><text:span text:style-name="T1">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2.413cm" svg:x="9.645cm" svg:y="3.54cm">
          <text:p text:style-name="P3"><text:span text:style-name="T2">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2.413cm" svg:x="15.995cm" svg:y="3.54cm">
          <text:p text:style-name="P3"><text:span text:style-name="T2">r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cm" svg:height="2.139cm" svg:x="2.016cm" svg:y="2.449cm">
          <draw:text-box>
            <text:p text:style-name="P4"><text:span text:style-name="T3">31</text:span></text:p>
          </draw:text-box>
        </draw:frame>
        <draw:frame draw:style-name="gr4" draw:text-style-name="P5" draw:layer="layout" svg:width="2.032cm" svg:height="2.139cm" svg:x="8.324cm" svg:y="2.449cm">
          <draw:text-box>
            <text:p text:style-name="P4"><text:span text:style-name="T3">26</text:span></text:p>
          </draw:text-box>
        </draw:frame>
        <draw:frame draw:style-name="gr4" draw:text-style-name="P5" draw:layer="layout" svg:width="2.921cm" svg:height="2.139cm" svg:x="4.775cm" svg:y="6.344cm">
          <draw:text-box>
            <text:p text:style-name="P4"><text:span text:style-name="T3">6 bits</text:span></text:p>
          </draw:text-box>
        </draw:frame>
        <draw:frame draw:style-name="gr4" draw:text-style-name="P5" draw:layer="layout" svg:width="2.032cm" svg:height="2.139cm" svg:x="9.624cm" svg:y="2.449cm">
          <draw:text-box>
            <text:p text:style-name="P4"><text:span text:style-name="T3">25</text:span></text:p>
          </draw:text-box>
        </draw:frame>
        <draw:frame draw:style-name="gr4" draw:text-style-name="P5" draw:layer="layout" svg:width="2.032cm" svg:height="2.139cm" svg:x="14.624cm" svg:y="2.449cm">
          <draw:text-box>
            <text:p text:style-name="P4"><text:span text:style-name="T3">21</text:span></text:p>
          </draw:text-box>
        </draw:frame>
        <draw:frame draw:style-name="gr4" draw:text-style-name="P5" draw:layer="layout" svg:width="2.032cm" svg:height="2.139cm" svg:x="15.924cm" svg:y="2.449cm">
          <draw:text-box>
            <text:p text:style-name="P4"><text:span text:style-name="T3">20</text:span></text:p>
          </draw:text-box>
        </draw:frame>
        <draw:frame draw:style-name="gr4" draw:text-style-name="P5" draw:layer="layout" svg:width="2.032cm" svg:height="2.139cm" svg:x="21.024cm" svg:y="2.449cm">
          <draw:text-box>
            <text:p text:style-name="P4"><text:span text:style-name="T3">16</text:span></text:p>
          </draw:text-box>
        </draw:frame>
        <draw:frame draw:style-name="gr4" draw:text-style-name="P5" draw:layer="layout" svg:width="2.032cm" svg:height="2.139cm" svg:x="22.224cm" svg:y="2.449cm">
          <draw:text-box>
            <text:p text:style-name="P4"><text:span text:style-name="T3">15</text:span></text:p>
          </draw:text-box>
        </draw:frame>
        <draw:frame draw:style-name="gr4" draw:text-style-name="P5" draw:layer="layout" svg:width="2.921cm" svg:height="2.139cm" svg:x="11.776cm" svg:y="6.345cm">
          <draw:text-box>
            <text:p text:style-name="P4"><text:span text:style-name="T3">5 bits</text:span></text:p>
          </draw:text-box>
        </draw:frame>
        <draw:frame draw:style-name="gr4" draw:text-style-name="P5" draw:layer="layout" svg:width="2.921cm" svg:height="2.139cm" svg:x="18.177cm" svg:y="6.346cm">
          <draw:text-box>
            <text:p text:style-name="P4"><text:span text:style-name="T3">5 bits</text:span></text:p>
          </draw:text-box>
        </draw:frame>
        <draw:frame draw:style-name="gr4" draw:text-style-name="P5" draw:layer="layout" svg:width="3.739cm" svg:height="2.139cm" svg:x="31.678cm" svg:y="6.347cm">
          <draw:text-box>
            <text:p text:style-name="P4"><text:span text:style-name="T3">16 bits</text:span></text:p>
          </draw:text-box>
        </draw:frame>
        <draw:frame draw:style-name="gr4" draw:text-style-name="P5" draw:layer="layout" svg:width="2.032cm" svg:height="2.139cm" svg:x="41.524cm" svg:y="2.45cm">
          <draw:text-box>
            <text:p><text:span text:style-name="T3">0</text:span></text:p>
          </draw:text-box>
        </draw:frame>
        <draw:custom-shape draw:style-name="gr5" draw:text-style-name="P3" draw:layer="layout" svg:width="20.193cm" svg:height="2.413cm" svg:x="22.295cm" svg:y="3.541cm">
          <text:p text:style-name="P6"><text:span text:style-name="T2">offs</text:span><text:span text:style-name="T2">et / </text:span><text:span text:style-name="T2">imm</text:span><text:span text:style-name="T2">edia</text:span><text:span text:style-name="T2">t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032cm" svg:height="2.139cm" svg:x="21.024cm" svg:y="2.45cm">
          <draw:text-box>
            <text:p><text:span text:style-name="T3">16</text:span></text:p>
          </draw:text-box>
        </draw:frame>
        <draw:frame draw:style-name="gr4" draw:text-style-name="P5" draw:layer="layout" svg:width="2.032cm" svg:height="2.139cm" svg:x="22.224cm" svg:y="2.45cm">
          <draw:text-box>
            <text:p><text:span text:style-name="T3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22:05:43.526838129</meta:creation-date>
    <dc:date>2017-11-12T22:41:57.172020706</dc:date>
    <meta:editing-duration>PT36M6S</meta:editing-duration>
    <meta:editing-cycles>16</meta:editing-cycles>
    <meta:generator>LibreOffice/5.1.6.2$Linux_X86_64 LibreOffice_project/10m0$Build-2</meta:generator>
    <meta:document-statistic meta:object-count="18"/>
  </office:meta>
</office:document-meta>
</file>